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Τίτλος" style:master-page-name="MP0" style:family="paragraph">
      <style:paragraph-properties fo:break-before="page"/>
    </style:style>
    <style:style style:name="P2" style:parent-style-name="Επικεφαλίδα1" style:family="paragraph">
      <style:text-properties fo:language="el" fo:country="GR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Επικεφαλίδα1" style:family="paragraph">
      <style:text-properties fo:language="el" fo:country="GR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Textbody" style:family="paragraph">
      <style:text-properties fo:language="en" fo:country="US"/>
    </style:style>
    <style:style style:name="P14" style:parent-style-name="Textbody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Textbody" style:family="paragraph"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Επικεφαλίδα1" style:family="paragraph">
      <style:text-properties fo:language="el" fo:country="GR"/>
    </style:style>
    <style:style style:name="P19" style:parent-style-name="Textbody" style:family="paragraph">
      <style:text-properties fo:language="en" fo:country="US"/>
    </style:style>
    <style:style style:name="P20" style:parent-style-name="Textbody" style:family="paragraph">
      <style:text-properties fo:language="en" fo:country="US"/>
    </style:style>
    <style:style style:name="P21" style:parent-style-name="Textbody" style:family="paragraph"/>
    <style:style style:name="T22" style:parent-style-name="Προεπιλεγμένηγραμματοσειρά" style:family="text">
      <style:text-properties fo:language="en" fo:country="US"/>
    </style:style>
  </office:automatic-styles>
  <office:body>
    <office:text text:use-soft-page-breaks="true">
      <text:p text:style-name="P1">Navigation Report 1</text:p>
      <text:p text:style-name="Textbody"/>
      <text:h text:style-name="P2" text:outline-level="1">Τι?</text:h>
      <text:list text:style-name="LFO1" text:continue-numbering="true">
        <text:list-item>
          <text:p text:style-name="P3">Get familiar with <text:s/>SEN0140 (IMU), <text:s/>DSBoard-XV2 board and Jetson</text:p>
        </text:list-item>
        <text:list-item>
          <text:p text:style-name="P4">Check how SEN0140 IMU connects to DSBoard-XV2 Jetson board</text:p>
        </text:list-item>
        <text:list-item>
          <text:p text:style-name="P5">Get familiar with VSCode</text:p>
        </text:list-item>
        <text:list-item>
          <text:p text:style-name="P6">Get familiar with Github</text:p>
        </text:list-item>
        <text:list-item>
          <text:p text:style-name="P7">Get familiar with rulebook</text:p>
        </text:list-item>
        <text:list-item>
          <text:p text:style-name="P8">Get GitHub Pro</text:p>
        </text:list-item>
      </text:list>
      <text:p text:style-name="P9"><text:tab/></text:p>
      <text:h text:style-name="P10" text:outline-level="1">Γιατί?</text:h>
      <text:list text:style-name="LFO2" text:continue-numbering="true">
        <text:list-item>
          <text:p text:style-name="P11">In order to use the accelerometer, magnetometer, gyroscope and temperature/pressure sensors properly when working on the navigation task. This requires knowledge over both the IMU and the DSBoard-XV2. It will also help on the following task</text:p>
        </text:list-item>
        <text:list-item>
          <text:p text:style-name="P12">In order to receive information from the sensor on the main controller and feed it power.</text:p>
        </text:list-item>
        <text:list-item>
          <text:p text:style-name="P13">In order to write the code needed for controlling the various hardware components of the navigation tasks and/or software ones such as topics/nodes and to control the flow of information between them. It will also be a useful tool for almost every other task.</text:p>
        </text:list-item>
        <text:list-item>
          <text:p text:style-name="P14">In order to collaborate and work on the same project as a group of people. Version control is paramount in such cases.</text:p>
        </text:list-item>
        <text:list-item>
          <text:p text:style-name="P15">In order to be prepared for the ultimate goal which is, ofcourse, to win the competition and keep the rules in mind while working on tasks.</text:p>
        </text:list-item>
        <text:list-item>
          <text:p text:style-name="P16">Because GitHub Pro is better than GitHub and free for students</text:p>
        </text:list-item>
      </text:list>
      <text:p text:style-name="P17"/>
      <text:h text:style-name="P18" text:outline-level="1">Πως?</text:h>
      <text:list text:style-name="LFO3" text:continue-numbering="true">
        <text:list-item>
          <text:p text:style-name="P19">Read docs, watch tutorials etc</text:p>
        </text:list-item>
        <text:list-item>
          <text:p text:style-name="P20">The IMU needs power (Vss &amp; GND) and 2 more connections for outputting data &amp; clk (i.e. SDA, SCL). Jetson will provide</text:p>
        </text:list-item>
        <text:list-item>
          <text:p text:style-name="P21"><text:span text:style-name="T22">Because it’s goo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Τίτλος" style:display-name="Τίτλο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Αδαμαντιος Πετκακης</dc:creator>
    <meta:creation-date>2023-02-11T14:37:00Z</meta:creation-date>
    <dc:date>2023-02-11T14:39:00Z</dc:date>
    <meta:template xlink:href="Normal" xlink:type="simple"/>
    <meta:editing-cycles>11</meta:editing-cycles>
    <meta:editing-duration>PT2220S</meta:editing-duration>
    <meta:document-statistic meta:page-count="1" meta:paragraph-count="2" meta:word-count="208" meta:character-count="1333" meta:row-count="9" meta:non-whitespace-character-count="1127"/>
  </office:meta>
</office:document-meta>
</file>